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AuthorizerImpl.setPermission( String usecase , Publication publication , Role role , boolean grant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secaseAuthorizerImpl.authorizeUsecase( String usecase , Role [ ] roles , Publication p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AuthorizerImpl.getConfigurationUri( String pu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AuthorizerImpl.authorize( 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caseAuthorizerImpl.getUsecaseRoles( String _configuration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caseAuthorizerImpl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AuthorizerImpl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AuthorizerImpl.isPermitted( String usecase , Publication publication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AuthorizerImpl.parameterize(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AuthorizerImpl.authorizeUsecase( String usecase , Role [ ] roles , String _configuration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secaseAuthoriz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AuthorizerImpl.getConfigur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